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melissafu Today's date: 07/12/2017</text:p>
      <text:h text:style-name="Heading_20_1" text:outline-level="1">What tools have you we worked with so far in this class?</text:h>
      <text:list text:style-name="L2">
        <text:list-item>
          <text:p text:style-name="P2">Codeanywhere</text:p>
        </text:list-item>
        <text:list-item>
          <text:p text:style-name="P2">Git/Github</text:p>
        </text:list-item>
        <text:list-item>
          <text:p text:style-name="P2">Markdown/HTML/CSS</text:p>
        </text:list-item>
        <text:list-item>
          <text:p text:style-name="P2">Pandoc</text:p>
        </text:list-item>
      </text:list>
      <text:h text:style-name="Heading_20_2" text:outline-level="2">Which have you found most potentially useful?</text:h>
      <text:p text:style-name="First_20_paragraph">Github</text:p>
      <text:h text:style-name="Heading_20_2" text:outline-level="2">Why?</text:h>
      <text:p text:style-name="First_20_paragraph">It allows me to access my files from <text:span text:style-name="T3">any</text:span> computer and through different platforms either on the web or through a terminal. I can also easily build off other source codes directly from github.</text:p>
      <text:h text:style-name="Heading_20_1" text:outline-level="1">What tools have been the most difficult to learn?</text:h>
      <text:p text:style-name="First_20_paragraph">Codeanywhere</text:p>
      <text:h text:style-name="Heading_20_2" text:outline-level="2">Why have they been particularly difficult to learn and use?</text:h>
      <text:p text:style-name="First_20_paragraph">I understand the basic commands, but it's difficult remembering all the different formats and conventions without a reference sheet.</text:p>
      <text:h text:style-name="Heading_20_1" text:outline-level="1">What tools would you like to learn more about?</text:h>
      <text:p text:style-name="First_20_paragraph">I remember someone mentioning creating chatbots on Slack during our virtual session and I would be interested in learning a bit more about how they work since I'm not familiar with the code behind them at all.</text:p>
      <text:p text:style-name="Horizontal_20_Line"/>
      <text:p text:style-name="First_20_paragraph"><text:span text:style-name="T4">When</text:span><text:span text:style-name="T5"> </text:span><text:span text:style-name="T6">you</text:span><text:span text:style-name="T7"> </text:span><text:span text:style-name="T8">are</text:span><text:span text:style-name="T9"> </text:span><text:span text:style-name="T10">finished</text:span><text:span text:style-name="T11"> </text:span><text:span text:style-name="T12">with</text:span><text:span text:style-name="T13"> </text:span><text:span text:style-name="T14">the</text:span><text:span text:style-name="T15"> </text:span><text:span text:style-name="T16">questions</text:span><text:span text:style-name="T17"> </text:span><text:span text:style-name="T18">in</text:span><text:span text:style-name="T19"> </text:span><text:span text:style-name="T20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